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2.296cm" fo:min-width="10.608cm"/>
    </style:style>
    <style:style style:name="gr2" style:family="graphic" style:parent-style-name="standard">
      <style:graphic-properties draw:stroke="none" svg:stroke-color="#000000" draw:fill="none" draw:fill-color="#ffffff" fo:min-height="0.628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782cm" fo:min-width="3.183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1.418cm"/>
    </style:style>
    <style:style style:name="gr5" style:family="graphic" style:parent-style-name="objectwithoutfill">
      <style:graphic-properties svg:stroke-color="#000000" draw:marker-start="" draw:marker-end="Symmetric_20_Arrow" draw:marker-end-width="0.356cm" draw:fill="none" draw:fill-color="#ffffff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797cm"/>
    </style:style>
    <style:style style:name="gr7" style:family="graphic" style:parent-style-name="standard">
      <style:graphic-properties draw:stroke="dash" draw:stroke-dash="Fine_20_Dashed" svg:stroke-color="#3465a4" draw:fill="none" draw:fill-color="#ffffff" draw:textarea-horizontal-align="justify" draw:textarea-vertical-align="middle" draw:auto-grow-height="false" fo:min-height="2.471cm" fo:min-width="3.818cm"/>
    </style:style>
    <style:style style:name="gr8" style:family="graphic" style:parent-style-name="objectwithoutfill">
      <style:graphic-properties draw:stroke="dash" draw:stroke-dash="Ultrafine_20_Dashed" svg:stroke-color="#000000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696cm"/>
    </style:style>
    <style:style style:name="gr10" style:family="graphic" style:parent-style-name="objectwithoutfill">
      <style:graphic-properties svg:stroke-color="#000000" draw:marker-end="Symmetric_20_Arrow" draw:marker-end-width="0.254cm" draw:fill="none" draw:fill-color="#ffffff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37cm"/>
    </style:style>
    <style:style style:name="gr12" style:family="graphic" style:parent-style-name="objectwithoutfill">
      <style:graphic-properties svg:stroke-color="#000000" draw:marker-end="Symmetric_20_Arrow" draw:marker-end-width="0.356cm" draw:fill="none" draw:fill-color="#ffffff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412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0.47cm" fo:min-width="0.148cm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0.639cm" fo:min-width="0.77cm"/>
    </style:style>
    <style:style style:name="gr16" style:family="graphic" style:parent-style-name="objectwithoutfill">
      <style:graphic-properties svg:stroke-color="#000000" draw:marker-end="Symmetric_20_Arrow" draw:fill="none" draw:fill-color="#ffffff" draw:textarea-vertical-align="middle"/>
    </style:style>
    <style:style style:name="gr17" style:family="graphic" style:parent-style-name="objectwithoutfill">
      <style:graphic-properties draw:fill="none" draw:fill-color="#ffffff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0.713cm"/>
    </style:style>
    <style:style style:name="gr19" style:family="graphic" style:parent-style-name="standard">
      <style:graphic-properties draw:stroke="none" svg:stroke-color="#000000" draw:fill="none" draw:fill-color="#ffffff" fo:min-height="0.534cm"/>
    </style:style>
    <style:style style:name="gr20" style:family="graphic" style:parent-style-name="objectwithoutfill">
      <style:graphic-properties svg:stroke-color="#000000" draw:marker-start="" draw:marker-start-width="0.356cm" draw:marker-end="Symmetric_20_Arrow" draw:marker-end-width="0.356cm" draw:fill="none" draw:fill-color="#ffffff" draw:textarea-vertical-align="middle"/>
    </style:style>
    <style:style style:name="gr21" style:family="graphic" style:parent-style-name="standard">
      <style:graphic-properties draw:stroke="dash" draw:stroke-dash="Fine_20_Dashed" svg:stroke-color="#3465a4" draw:fill="solid" draw:fill-color="#ffffff" draw:textarea-horizontal-align="justify" draw:textarea-vertical-align="middle" draw:auto-grow-height="false" fo:min-height="1.637cm" fo:min-width="2.276cm" draw:shadow="hidden"/>
    </style:style>
    <style:style style:name="gr22" style:family="graphic" style:parent-style-name="standard">
      <style:graphic-properties draw:stroke="none" draw:fill="none" draw:fill-color="#ffffff" fo:min-height="0.513cm" draw:shadow="hidden"/>
    </style:style>
    <style:style style:name="gr23" style:family="graphic" style:parent-style-name="standard">
      <style:graphic-properties draw:stroke="none" svg:stroke-color="#000000" draw:fill="none" draw:fill-color="#ffffff" fo:min-height="0.823cm"/>
    </style:style>
    <style:style style:name="gr24" style:family="graphic" style:parent-style-name="objectwithoutfill">
      <style:graphic-properties svg:stroke-color="#000000" draw:marker-end="Symmetric_20_Arrow" draw:fill="none" draw:fill-color="#ffffff" draw:textarea-vertical-align="middle" draw:shadow="hidden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paragraph-properties fo:text-align="center"/>
      <style:text-properties fo:font-size="15pt" style:font-size-asian="15pt" style:font-size-complex="15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10.5pt" style:font-size-asian="10.5pt" style:font-size-complex="10.5pt"/>
    </style:style>
    <style:style style:name="P8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P12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13" style:family="paragraph">
      <loext:graphic-properties draw:fill="none" draw:fill-color="#ffffff"/>
      <style:text-properties fo:font-size="13pt" fo:font-style="italic" fo:font-weight="bold" style:font-size-asian="13pt" style:font-weight-asian="bold" style:font-size-complex="13pt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13pt" fo:font-style="italic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108cm" svg:height="12.546cm" svg:x="1.576cm" svg:y="2.04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615cm" svg:height="0.878cm" svg:x="4.313cm" svg:y="0.992cm">
          <draw:text-box>
            <text:p><text:span text:style-name="T1">Imagenode pipeline</text:span></text:p>
          </draw:text-box>
        </draw:frame>
        <draw:g>
          <draw:custom-shape draw:style-name="gr3" draw:text-style-name="P3" draw:layer="layout" svg:width="3.683cm" svg:height="2.032cm" svg:x="13.6cm" svg:y="12.5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5" draw:layer="layout" svg:width="3.661cm" svg:height="1.668cm" svg:x="13.608cm" svg:y="12.798cm">
            <draw:text-box>
              <text:p text:style-name="P4"><text:span text:style-name="T2">Imagehub</text:span></text:p>
            </draw:text-box>
          </draw:frame>
        </draw:g>
        <draw:line draw:style-name="gr5" draw:text-style-name="P6" draw:layer="layout" svg:x1="6.969cm" svg:y1="13.065cm" svg:x2="13.446cm" svg:y2="13.7cm">
          <text:p/>
        </draw:line>
        <draw:frame draw:style-name="gr6" draw:text-style-name="P7" draw:layer="layout" svg:width="2.5cm" svg:height="2.047cm" svg:x="5.939cm" svg:y="4.16cm">
          <draw:text-box>
            <text:p text:style-name="P4"><text:span text:style-name="T3">Detectors</text:span></text:p>
            <text:p text:style-name="P4"><text:span text:style-name="T4">- Vision</text:span></text:p>
            <text:p text:style-name="P4"><text:span text:style-name="T4">- GPIO</text:span></text:p>
            <text:p text:style-name="P4"><text:span text:style-name="T4">- Other</text:span></text:p>
          </draw:text-box>
        </draw:frame>
        <draw:custom-shape draw:style-name="gr7" draw:text-style-name="P8" draw:layer="layout" svg:width="4.318cm" svg:height="2.721cm" svg:x="3.54cm" svg:y="7.296cm">
          <text:p/>
          <draw:enhanced-geometry svg:viewBox="0 0 21600 21600" draw:type="rectangle" draw:enhanced-path="M 0 0 L 21600 0 21600 21600 0 21600 0 0 Z N"/>
        </draw:custom-shape>
        <draw:line draw:style-name="gr8" draw:text-style-name="P9" draw:layer="layout" svg:x1="2.905cm" svg:y1="3.159cm" svg:x2="4.429cm" svg:y2="2.651cm">
          <text:p/>
        </draw:line>
        <draw:frame draw:style-name="gr9" draw:text-style-name="P12" draw:layer="layout" svg:width="3.983cm" svg:height="1.946cm" svg:x="3.748cm" svg:y="7.944cm">
          <draw:text-box>
            <text:p text:style-name="P10"><text:span text:style-name="T5">* Image publishing</text:span></text:p>
            <text:p text:style-name="P10"><text:span text:style-name="T5">* Motion detection</text:span></text:p>
            <text:p text:style-name="P10"><text:span text:style-name="T5">* Event management</text:span></text:p>
            <text:p text:style-name="P11"><text:span text:style-name="T5">* Log publishing</text:span></text:p>
          </draw:text-box>
        </draw:frame>
        <draw:line draw:style-name="gr10" draw:text-style-name="P6" draw:layer="layout" svg:x1="6.207cm" svg:y1="4.683cm" svg:x2="4.81cm" svg:y2="4.937cm">
          <text:p/>
        </draw:line>
        <draw:frame draw:style-name="gr11" draw:text-style-name="P7" draw:layer="layout" svg:width="1.951cm" svg:height="0.62cm" svg:x="5.391cm" svg:y="10.237cm">
          <draw:text-box>
            <text:p text:style-name="P4"><text:span text:style-name="T6">Detector</text:span></text:p>
          </draw:text-box>
        </draw:frame>
        <draw:line draw:style-name="gr12" draw:text-style-name="P6" draw:layer="layout" svg:x1="2.778cm" svg:y1="4.683cm" svg:x2="2.778cm" svg:y2="12.938cm">
          <text:p/>
        </draw:line>
        <draw:frame draw:style-name="gr13" draw:text-style-name="P2" draw:layer="layout" svg:width="3.556cm" svg:height="0.662cm" svg:x="14.081cm" svg:y="1.254cm">
          <draw:text-box>
            <text:p><text:span text:style-name="T5">31 October 2021</text:span></text:p>
          </draw:text-box>
        </draw:frame>
        <draw:custom-shape draw:style-name="gr14" draw:text-style-name="P9" draw:layer="layout" svg:width="0.914cm" svg:height="1.016cm" svg:x="2.35cm" svg:y="2.7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.27cm" svg:height="0.889cm" svg:x="3.921cm" svg:y="4.302cm">
          <text:p/>
          <draw:enhanced-geometry svg:viewBox="0 0 21600 21600" draw:type="rectangle" draw:enhanced-path="M 0 0 L 21600 0 21600 21600 0 21600 0 0 Z N"/>
        </draw:custom-shape>
        <draw:path draw:style-name="gr16" draw:text-style-name="P6" draw:layer="layout" svg:width="1.269cm" svg:height="1.015cm" svg:x="3.286cm" svg:y="3.286cm" svg:viewBox="0 0 1270 1016" svg:d="M0 0c1270 0 1270 1016 1270 1016">
          <text:p/>
        </draw:path>
        <draw:custom-shape draw:style-name="gr15" draw:text-style-name="P9" draw:layer="layout" svg:width="1.27cm" svg:height="0.889cm" svg:x="3.921cm" svg:y="5.6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1.27cm" svg:height="0.889cm" svg:x="3.973cm" svg:y="10.928cm">
          <text:p/>
          <draw:enhanced-geometry svg:viewBox="0 0 21600 21600" draw:type="rectangle" draw:enhanced-path="M 0 0 L 21600 0 21600 21600 0 21600 0 0 Z N"/>
        </draw:custom-shape>
        <draw:line draw:style-name="gr17" draw:text-style-name="P6" draw:layer="layout" svg:x1="4.556cm" svg:y1="5.191cm" svg:x2="4.556cm" svg:y2="5.699cm">
          <text:p/>
        </draw:line>
        <draw:custom-shape draw:style-name="gr14" draw:text-style-name="P9" draw:layer="layout" svg:width="0.914cm" svg:height="1.016cm" svg:x="5.836cm" svg:y="12.4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6" draw:text-style-name="P6" draw:layer="layout" svg:width="1.269cm" svg:height="1.015cm" draw:transform="rotate (1.70850280477725) translate (4.81997652294914cm 13.1307227393913cm)" svg:viewBox="0 0 1270 1016" svg:d="M1270 0c-1270 0-1270 1016-1270 1016">
          <text:p/>
        </draw:path>
        <draw:line draw:style-name="gr17" draw:text-style-name="P6" draw:layer="layout" svg:x1="4.556cm" svg:y1="6.588cm" svg:x2="4.556cm" svg:y2="7.35cm">
          <text:p/>
        </draw:line>
        <draw:line draw:style-name="gr17" draw:text-style-name="P6" draw:layer="layout" svg:x1="4.556cm" svg:y1="10.014cm" svg:x2="4.556cm" svg:y2="10.903cm">
          <text:p/>
        </draw:line>
        <draw:line draw:style-name="gr10" draw:text-style-name="P6" draw:layer="layout" svg:x1="6.207cm" svg:y1="4.81cm" svg:x2="4.937cm" svg:y2="6.08cm">
          <text:p/>
        </draw:line>
        <draw:line draw:style-name="gr10" draw:text-style-name="P6" draw:layer="layout" svg:x1="6.207cm" svg:y1="10.776cm" svg:x2="4.937cm" svg:y2="11.411cm">
          <text:p/>
        </draw:line>
        <draw:frame draw:style-name="gr18" draw:text-style-name="P7" draw:layer="layout" svg:width="1.651cm" svg:height="0.963cm" svg:x="4.129cm" svg:y="2.185cm">
          <draw:text-box>
            <text:p text:style-name="P4"><text:span text:style-name="T6">Input</text:span></text:p>
            <text:p text:style-name="P4"><text:span text:style-name="T6">Queue</text:span></text:p>
          </draw:text-box>
        </draw:frame>
        <draw:custom-shape draw:style-name="gr15" draw:text-style-name="P9" draw:layer="layout" svg:width="1.27cm" svg:height="0.889cm" svg:x="3.973cm" svg:y="10.928cm">
          <text:p/>
          <draw:enhanced-geometry svg:viewBox="0 0 21600 21600" draw:type="rectangle" draw:enhanced-path="M 0 0 L 21600 0 21600 21600 0 21600 0 0 Z N"/>
        </draw:custom-shape>
        <draw:line draw:style-name="gr17" draw:text-style-name="P6" draw:layer="layout" svg:x1="4.556cm" svg:y1="10.014cm" svg:x2="4.556cm" svg:y2="10.903cm">
          <text:p/>
        </draw:line>
        <draw:line draw:style-name="gr8" draw:text-style-name="P9" draw:layer="layout" svg:x1="7.477cm" svg:y1="12.019cm" svg:x2="6.407cm" svg:y2="12.889cm">
          <text:p/>
        </draw:line>
        <draw:frame draw:style-name="gr18" draw:text-style-name="P7" draw:layer="layout" svg:width="1.651cm" svg:height="0.963cm" svg:x="6.731cm" svg:y="11.118cm">
          <draw:text-box>
            <text:p text:style-name="P4"><text:span text:style-name="T6">Output</text:span></text:p>
            <text:p text:style-name="P4"><text:span text:style-name="T6">Queue</text:span></text:p>
          </draw:text-box>
        </draw:frame>
        <draw:g>
          <draw:custom-shape draw:style-name="gr3" draw:text-style-name="P3" draw:layer="layout" svg:width="3.683cm" svg:height="2.032cm" svg:x="13.6cm" svg:y="9.5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5" draw:layer="layout" svg:width="3.661cm" svg:height="1.668cm" svg:x="13.608cm" svg:y="9.818cm">
            <draw:text-box>
              <text:p text:style-name="P4"><text:span text:style-name="T2">Camwatcher</text:span></text:p>
            </draw:text-box>
          </draw:frame>
        </draw:g>
        <draw:frame draw:style-name="gr19" draw:text-style-name="P13" draw:layer="layout" svg:width="2.335cm" svg:height="0.784cm" svg:x="4.407cm" svg:y="7.336cm">
          <draw:text-box>
            <text:p><text:span text:style-name="T7">Outpost</text:span></text:p>
          </draw:text-box>
        </draw:frame>
        <draw:line draw:style-name="gr20" draw:text-style-name="P6" draw:layer="layout" svg:x1="7.858cm" svg:y1="9.636cm" svg:x2="13.446cm" svg:y2="10.271cm">
          <text:p/>
        </draw:line>
        <draw:custom-shape draw:style-name="gr21" draw:text-style-name="P1" draw:layer="layout" svg:width="3.556cm" svg:height="2.667cm" svg:x="10.49cm" svg:y="4.937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22" draw:text-style-name="P2" draw:layer="layout" svg:width="2.636cm" svg:height="0.763cm" svg:x="10.902cm" svg:y="5.191cm">
          <draw:text-box>
            <text:p><text:span text:style-name="T7">SpyGlass</text:span></text:p>
          </draw:text-box>
        </draw:frame>
        <draw:frame draw:style-name="gr23" draw:text-style-name="P12" draw:layer="layout" svg:width="3.475cm" svg:height="1.073cm" svg:x="10.571cm" svg:y="6cm">
          <draw:text-box>
            <text:p text:style-name="P10"><text:span text:style-name="T5">* Object detection</text:span></text:p>
            <text:p text:style-name="P10"><text:span text:style-name="T5">* Object tracking</text:span></text:p>
          </draw:text-box>
        </draw:frame>
        <draw:path draw:style-name="gr24" draw:text-style-name="P6" draw:layer="layout" svg:width="2.536cm" svg:height="1.723cm" draw:transform="skewX (-0.0350811179650861) rotate (-2.19859125873726) translate (10.9057075501773cm 7.60411875798168cm)" svg:viewBox="0 0 2537 1724" svg:d="M0 0c1861-1 2537 1724 2537 1724">
          <text:p/>
        </draw:path>
        <draw:path draw:style-name="gr24" draw:text-style-name="P6" draw:layer="layout" svg:width="2.782cm" svg:height="1.658cm" draw:transform="skewX (0.112224670903235) rotate (0.841597765311666) translate (7.477cm 7.096cm)" svg:viewBox="0 0 2783 1659" svg:d="M0 0c2041 0 2783 1659 2783 1659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9.05cm" fo:page-height="16.5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5T17:45:22.530676690</meta:creation-date>
    <dc:date>2023-03-25T01:18:45.903949272</dc:date>
    <meta:editing-duration>P6DT20H39M27S</meta:editing-duration>
    <meta:editing-cycles>30</meta:editing-cycles>
    <meta:generator>LibreOffice/6.1.5.2$Linux_x86 LibreOffice_project/10$Build-2</meta:generator>
    <meta:document-statistic meta:object-count="41"/>
  </office:meta>
</office:document-meta>
</file>